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3.401cm" table:align="left"/>
    </style:style>
    <style:style style:name="Tableau1.A" style:family="table-column">
      <style:table-column-properties style:column-width="0.7cm"/>
    </style:style>
    <style:style style:name="Tableau1.B" style:family="table-column">
      <style:table-column-properties style:column-width="0.9cm"/>
    </style:style>
    <style:style style:name="Tableau1.D" style:family="table-column">
      <style:table-column-properties style:column-width="0.901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="none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45cm"/>
    </style:style>
    <style:style style:name="Tableau1.A4" style:family="table-cell">
      <style:table-cell-properties style:vertical-align="middle" fo:padding="0.097cm" fo:border="none"/>
    </style:style>
    <style:style style:name="Tableau1.B4" style:family="table-cell">
      <style:table-cell-properties style:vertical-align="middle" fo:padding="0.097cm" fo:border="none"/>
    </style:style>
    <style:style style:name="Tableau1.C4" style:family="table-cell">
      <style:table-cell-properties style:vertical-align="middle" fo:padding="0.097cm" fo:border="none"/>
    </style:style>
    <style:style style:name="Tableau1.D4" style:family="table-cell">
      <style:table-cell-properties style:vertical-align="middle" fo:padding="0.097cm" fo:border="none"/>
    </style:style>
    <style:style style:name="Tableau2" style:family="table">
      <style:table-properties style:width="4.3cm" fo:break-before="column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E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middle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au2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16a8b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c280e"/>
    </style:style>
    <style:style style:name="P24" style:family="paragraph" style:parent-style-name="_5f_Footer_20_page_20_paire_20__28_G_29_">
      <style:text-properties officeooo:paragraph-rsid="0142af40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2" style:family="paragraph" style:parent-style-name="_5f_Header_20_D_20_page_20_paire_20__28_G_29_">
      <style:text-properties officeooo:paragraph-rsid="00fe4814"/>
    </style:style>
    <style:style style:name="P33" style:family="paragraph" style:parent-style-name="_5f_Header_20_D_20_page_20_paire_20__28_G_29_">
      <style:text-properties officeooo:rsid="0101821f" officeooo:paragraph-rsid="0101821f"/>
    </style:style>
    <style:style style:name="P34" style:family="paragraph" style:parent-style-name="_5f_Header_20_G_20_page_20_paire_20__28_G_29_">
      <style:text-properties officeooo:rsid="00ff3616" officeooo:paragraph-rsid="00ff3616"/>
    </style:style>
    <style:style style:name="P3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impaire_20__28_D_29_">
      <style:text-properties officeooo:rsid="010462d7" officeooo:paragraph-rsid="010462d7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officeooo:rsid="0107aa33" officeooo:paragraph-rsid="0107aa33"/>
    </style:style>
    <style:style style:name="P4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Paragraphe_5f_Réponse_5f_Elève_5f_numéroté" style:list-style-name="_5f_Numérotation_20_des_20_exercices"/>
    <style:style style:name="P44" style:family="paragraph" style:parent-style-name="_5f_Paragraphe_5f_Réponse_5f_Elève_5f_numéroté" style:list-style-name="_5f_Numérotation_20_des_20_exercices">
      <style:text-properties officeooo:paragraph-rsid="00d96a7e"/>
    </style:style>
    <style:style style:name="P45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 fo:break-before="page"/>
    </style:style>
    <style:style style:name="P46" style:family="paragraph" style:parent-style-name="_5f_Tableau_5f_Centré_5f_Gras" style:list-style-name="liste_5f_abc"/>
    <style:style style:name="P47" style:family="paragraph" style:parent-style-name="_5f_Titre_5f_Exercices_5f_sans_5f_Titre" style:list-style-name="_5f_Numérotation_20_des_20_exercices"/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0" style:family="paragraph">
      <loext:graphic-properties draw:fill="solid" draw:fill-color="#f99e06"/>
    </style:style>
    <style:style style:name="P51" style:family="paragraph">
      <loext:graphic-properties draw:fill="solid" draw:fill-color="#d62e4e"/>
    </style:style>
    <style:style style:name="P52" style:family="paragraph">
      <loext:graphic-properties draw:fill="solid" draw:fill-color="#7fb241"/>
    </style:style>
    <style:style style:name="P53" style:family="paragraph">
      <loext:graphic-properties draw:fill="solid" draw:fill-color="#9d0f89"/>
    </style:style>
    <style:style style:name="P54" style:family="paragraph">
      <loext:graphic-properties draw:fill="solid" draw:fill-color="#1ca2b8"/>
    </style:style>
    <style:style style:name="P55" style:family="paragraph">
      <loext:graphic-properties draw:fill="solid" draw:fill-color="#d7e12c"/>
    </style:style>
    <style:style style:name="P5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language="zxx" fo:country="none" fo:font-weight="bold" style:language-asian="zxx" style:country-asian="none" style:font-weight-asian="bold" style:font-weight-complex="bold"/>
    </style:style>
    <style:style style:name="T11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fo:language="zxx" fo:country="none" style:language-asian="zxx" style:country-asian="none"/>
    </style:style>
    <style:style style:name="T16" style:family="text">
      <style:text-properties officeooo:rsid="00d96a7e"/>
    </style:style>
    <style:style style:name="T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19cm" style:color="#cccccc" style:height="10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331*" fo:start-indent="0cm" fo:end-indent="0.249cm"/>
          <style:column style:rel-width="2856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97*" fo:start-indent="0cm" fo:end-indent="0.099cm"/>
          <style:column style:rel-width="2791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-sep style:width="0.019cm" style:color="#b2b2b2" style:height="100%" style:style="none"/>
          <style:column style:rel-width="2534*" fo:start-indent="0cm" fo:end-indent="0.15cm"/>
          <style:column style:rel-width="2654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5" text:outline-level="1"><text:span text:style-name="_5f_Caractères">Calcule les sommes en effectuant des regrou­pements astucieux.</text:span></text:h>
        </text:list-item>
      </text:list>
      <text:section text:style-name="Sect1" text:name="Section5">
        <text:p text:style-name="_5f_Paragraphe_5f_Réponse_5f_Elève"><text:span text:style-name="_5f_Caractères">A = 8,5 + 12,7 + 1,5</text:span></text:p>
        <text:p text:style-name="_5f_Paragraphe_5f_Réponse_5f_Pointillés_5f_Grisés"><text:span text:style-name="_5f_pointillés_20_gris"><text:tab/><text:tab/><text:tab/></text:span></text:p>
        <text:p text:style-name="_5f_Paragraphe_5f_Réponse_5f_Elève"><text:span text:style-name="_5f_Caractères">B = 67,99 + 43,73 + 0,01 + 18,27</text:span></text:p>
        <text:p text:style-name="_5f_Paragraphe_5f_Réponse_5f_Pointillés_5f_Grisés"><text:span text:style-name="_5f_pointillés_20_gris"><text:tab/><text:tab/><text:tab/></text:span></text:p>
        <text:p text:style-name="_5f_Paragraphe_5f_Réponse_5f_Elève"><text:span text:style-name="_5f_Caractères">C = 19,25 + 8,4 + 3,6 + 6,75</text:span></text:p>
        <text:p text:style-name="_5f_Paragraphe_5f_Réponse_5f_Pointillés_5f_Grisés"><text:span text:style-name="_5f_pointillés_20_gris"><text:tab/><text:tab/><text:tab/></text:span></text:p>
        <text:p text:style-name="_5f_Paragraphe_5f_Réponse_5f_Elève"><text:span text:style-name="_5f_Caractères">D = 12,745 + 24,8 + 2,2 + 6,255</text:span></text:p>
        <text:p text:style-name="_5f_Paragraphe_5f_Réponse_5f_Pointillés_5f_Grisés"><text:span text:style-name="_5f_pointillés_20_gris"><text:tab/><text:tab/><text:tab/></text:span></text:p>
        <text:p text:style-name="_5f_Paragraphe_5f_Réponse_5f_Elève"><text:span text:style-name="_5f_Caractères">E = 17,32 + 4,7 + 7,3 + 11,68</text:span></text:p>
        <text:p text:style-name="_5f_Paragraphe_5f_Réponse_5f_Pointillés_5f_Grisés"><text:span text:style-name="_5f_pointillés_20_gris"><text:tab/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h text:style-name="P47" text:outline-level="1"><text:span text:style-name="_5f_Caractères"><text:span text:style-name="T12">C</text:span></text:span><text:span text:style-name="_5f_Caractères_5f_gras"><text:span text:style-name="T12">alcule mentalement les additions.</text:span></text:span></text:h>
          </text:list-item>
        </text:list>
      </text:section>
      <text:section text:style-name="Sect2" text:name="Section9">
        <text:p text:style-name="_5f_Paragraphe_5f_Réponse_5f_Elève"><text:span text:style-name="_5f_Caractères">5,6 + 7,2 = </text:span><text:span text:style-name="_5f_pointillés_20_gris"><text:tab/></text:span></text:p>
        <text:p text:style-name="_5f_Paragraphe_5f_Réponse_5f_Elève"><text:span text:style-name="_5f_Caractères">2,2 + 6,3 = </text:span><text:span text:style-name="_5f_pointillés_20_gris"><text:tab/></text:span></text:p>
        <text:p text:style-name="_5f_Paragraphe_5f_Réponse_5f_Elève"><text:span text:style-name="_5f_Caractères">3,5 + 7,1 = </text:span><text:span text:style-name="_5f_pointillés_20_gris"><text:tab/></text:span></text:p>
        <text:p text:style-name="_5f_Paragraphe_5f_Réponse_5f_Elève"><text:span text:style-name="_5f_Caractères">6,3 + 7,6 = </text:span><text:span text:style-name="_5f_pointillés_20_gris"><text:tab/></text:span></text:p>
        <text:p text:style-name="_5f_Paragraphe_5f_Réponse_5f_Elève"><text:span text:style-name="_5f_Caractères">9 + 3,5 = </text:span><text:span text:style-name="_5f_pointillés_20_gris"><text:tab/></text:span></text:p>
        <text:p text:style-name="_5f_Paragraphe_5f_Réponse_5f_Elève"><text:span text:style-name="_5f_Caractères">7,6 + 7,9 = </text:span><text:span text:style-name="_5f_pointillés_20_gris"><text:tab/></text:span></text:p>
        <text:p text:style-name="_5f_Paragraphe_5f_Réponse_5f_Elève"><text:span text:style-name="_5f_Caractères">2,9 + 6,5 = </text:span><text:span text:style-name="_5f_pointillés_20_gris"><text:tab/></text:span></text:p>
        <text:p text:style-name="_5f_Paragraphe_5f_Réponse_5f_Elève"><text:span text:style-name="_5f_Caractères">4,5 + 9,7 = </text:span><text:span text:style-name="_5f_pointillés_20_gris"><text:tab/></text:span></text:p>
        <text:p text:style-name="_5f_Paragraphe_5f_Réponse_5f_Elève"><text:span text:style-name="_5f_Caractères">5,8 + 9,3 = </text:span><text:span text:style-name="_5f_pointillés_20_gris"><text:tab/></text:span></text:p>
        <text:p text:style-name="_5f_Paragraphe_5f_Réponse_5f_Elève"><text:span text:style-name="_5f_Caractères">3,9 + 7,6 = 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47" text:outline-level="1"><text:span text:style-name="_5f_Caractères">Calcule mentalement les soustractions.</text:span></text:h>
        </text:list-item>
      </text:list>
      <text:p text:style-name="_5f_Paragraphe_5f_Réponse_5f_Elève"><text:span text:style-name="_5f_Caractères">5,5 − 4,3 = </text:span><text:span text:style-name="_5f_pointillés_20_gris"><text:tab/></text:span></text:p>
      <text:p text:style-name="_5f_Paragraphe_5f_Réponse_5f_Elève"><text:span text:style-name="_5f_Caractères">4,6 − 0,5 = </text:span><text:span text:style-name="_5f_pointillés_20_gris"><text:tab/></text:span></text:p>
      <text:p text:style-name="_5f_Paragraphe_5f_Réponse_5f_Elève"><text:span text:style-name="_5f_Caractères">2,8 − 2,6 = </text:span><text:span text:style-name="_5f_pointillés_20_gris"><text:tab/></text:span></text:p>
      <text:p text:style-name="_5f_Paragraphe_5f_Réponse_5f_Elève"><text:span text:style-name="_5f_Caractères">6,7 − 0,5 = </text:span><text:span text:style-name="_5f_pointillés_20_gris"><text:tab/></text:span></text:p>
      <text:p text:style-name="_5f_Paragraphe_5f_Réponse_5f_Elève"><text:span text:style-name="_5f_Caractères">3,8 − 3,5 = </text:span><text:span text:style-name="_5f_pointillés_20_gris"><text:tab/></text:span></text:p>
      <text:p text:style-name="_5f_Paragraphe_5f_Réponse_5f_Elève"><text:span text:style-name="_5f_Caractères">5,2 − 4,3 = </text:span><text:span text:style-name="_5f_pointillés_20_gris"><text:tab/></text:span></text:p>
      <text:p text:style-name="_5f_Paragraphe_5f_Réponse_5f_Elève"><text:span text:style-name="_5f_Caractères">8 − 7,9 = </text:span><text:span text:style-name="_5f_pointillés_20_gris"><text:tab/></text:span></text:p>
      <text:p text:style-name="_5f_Paragraphe_5f_Réponse_5f_Elève"><text:span text:style-name="_5f_Caractères">4,6 − 2,5 = </text:span><text:span text:style-name="_5f_pointillés_20_gris"><text:tab/></text:span></text:p>
      <text:p text:style-name="_5f_Paragraphe_5f_Réponse_5f_Elève"><text:span text:style-name="_5f_Caractères">4,1 − 1,4 = </text:span><text:span text:style-name="_5f_pointillés_20_gris"><text:tab/></text:span></text:p>
      <text:p text:style-name="_5f_Paragraphe_5f_Réponse_5f_Elève"><text:span text:style-name="_5f_Caractères">6,7 − 5,9 = </text:span><text:span text:style-name="_5f_pointillés_20_gris"><text:tab/></text:span></text:p>
      <text:list xml:id="list131625374405785" text:continue-numbering="true" text:style-name="_5f_Numérotation_20_des_20_exercices">
        <text:list-item>
          <text:h text:style-name="P47" text:outline-level="1"><text:span text:style-name="_5f_Caractères">Complète les deux carrés ci-dessous pour que les sommes de chaque ligne, de chaque colonne et de chaque diagonale soient égales.</text:span></text:h>
        </text:list-item>
      </text:list>
      <text:section text:style-name="Sect3" text:name="Section13"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row table:style-name="Tableau1.1">
            <table:table-cell table:style-name="Tableau1.A1" office:value-type="string">
              <text:list text:continue-list="list131625374405785" text:style-name="liste_5f_abc">
                <text:list-header>
                  <text:h text:style-name="P46" text:outline-level="1"><text:span text:style-name="_5f_Caractères"/></text:h>
                </text:list-header>
              </text:list>
            </table:table-cell>
            <table:table-cell table:style-name="Tableau1.B1" office:value-type="string">
              <text:h text:style-name="_5f_Tableau_5f_Centré_5f_Gras" text:outline-level="1"><text:span text:style-name="_5f_Caractères"/></text:h>
            </table:table-cell>
            <table:table-cell table:style-name="Tableau1.B1" office:value-type="string">
              <text:h text:style-name="_5f_Tableau_5f_Centré_5f_Gras" text:outline-level="1"><text:span text:style-name="_5f_Caractères"/></text:h>
            </table:table-cell>
            <table:table-cell table:style-name="Tableau1.D1" office:value-type="string">
              <text:h text:style-name="_5f_Tableau_5f_Centré_5f_Gras" text:outline-level="1"><text:span text:style-name="_5f_Caractères"><text:span text:style-name="T12">7,5</text:span></text:span></text:h>
            </table:table-cell>
          </table:table-row>
          <table:table-row table:style-name="Tableau1.1">
            <table:table-cell table:style-name="Tableau1.A2" office:value-type="string">
              <text:h text:style-name="_5f_Tableau_5f_Centré_5f_Gras" text:outline-level="1"><text:span text:style-name="_5f_Caractères"/></text:h>
            </table:table-cell>
            <table:table-cell table:style-name="Tableau1.B2" office:value-type="string">
              <text:h text:style-name="_5f_Tableau_5f_Centré" text:outline-level="1"><text:span text:style-name="_5f_Caractères"/></text:h>
            </table:table-cell>
            <table:table-cell table:style-name="Tableau1.C2" office:value-type="string">
              <text:h text:style-name="_5f_Tableau_5f_Centré" text:outline-level="1"><text:span text:style-name="_5f_Caractères">4,5</text:span></text:h>
            </table:table-cell>
            <table:table-cell table:style-name="Tableau1.D2" office:value-type="string">
              <text:h text:style-name="_5f_Tableau_5f_Centré" text:outline-level="1"><text:span text:style-name="_5f_Caractères">2,5</text:span></text:h>
            </table:table-cell>
          </table:table-row>
          <table:table-row table:style-name="Tableau1.1">
            <table:table-cell table:style-name="Tableau1.A3" office:value-type="string">
              <text:h text:style-name="_5f_Tableau_5f_Centré_5f_Gras" text:outline-level="1"><text:span text:style-name="_5f_Caractères"/></text:h>
            </table:table-cell>
            <table:table-cell table:style-name="Tableau1.C2" office:value-type="string">
              <text:h text:style-name="_5f_Tableau_5f_Centré" text:outline-level="1"><text:span text:style-name="_5f_Caractères">1,5</text:span></text:h>
            </table:table-cell>
            <table:table-cell table:style-name="Tableau1.C3" office:value-type="string">
              <text:h text:style-name="_5f_Tableau_5f_Centré" text:outline-level="1"><text:span text:style-name="_5f_Caractères"/></text:h>
            </table:table-cell>
            <table:table-cell table:style-name="Tableau1.D3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1.4">
            <table:table-cell table:style-name="Tableau1.A4" office:value-type="string">
              <text:h text:style-name="_5f_Tableau_5f_Centré_5f_Gras" text:outline-level="1"><text:span text:style-name="_5f_Caractères"/></text:h>
            </table:table-cell>
            <table:table-cell table:style-name="Tableau1.B4" office:value-type="string">
              <text:h text:style-name="_5f_Tableau_5f_Centré" text:outline-level="1"><text:span text:style-name="_5f_Caractères"/></text:h>
            </table:table-cell>
            <table:table-cell table:style-name="Tableau1.C4" office:value-type="string">
              <text:h text:style-name="_5f_Tableau_5f_Centré" text:outline-level="1"><text:span text:style-name="_5f_Caractères"/></text:h>
            </table:table-cell>
            <table:table-cell table:style-name="Tableau1.D4" office:value-type="string">
              <text:h text:style-name="_5f_Tableau_5f_Centré" text:outline-level="1"><text:span text:style-name="_5f_Caractères"/></text:h>
            </table:table-cell>
          </table:table-row>
        </table:table>
        <text:h text:style-name="_5f_Paragraphe" text:outline-level="1"><text:span text:style-name="_5f_Caractères"/></text:h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au2.1">
            <table:table-cell table:style-name="Tableau2.A1" office:value-type="string">
              <text:list xml:id="list131625307702295" text:continue-numbering="true" text:style-name="liste_5f_abc">
                <text:list-header>
                  <text:h text:style-name="P46" text:outline-level="1"><text:span text:style-name="_5f_Caractères"/></text:h>
                </text:list-header>
              </text:list>
            </table:table-cell>
            <table:table-cell table:style-name="Tableau2.B1" office:value-type="string">
              <text:h text:style-name="_5f_Tableau_5f_Centré_5f_Gras" text:outline-level="1"><text:span text:style-name="_5f_Caractères"><text:span text:style-name="T12">1</text:span></text:span><text:span text:style-name="T12">,6</text:span></text:h>
            </table:table-cell>
            <table:table-cell table:style-name="Tableau2.C1" office:value-type="string">
              <text:h text:style-name="_5f_Tableau_5f_Centré_5f_Gras" text:outline-level="1"/>
            </table:table-cell>
            <table:table-cell table:style-name="Tableau2.D1" office:value-type="string">
              <text:h text:style-name="_5f_Tableau_5f_Centré_5f_Gras" text:outline-level="1"/>
            </table:table-cell>
            <table:table-cell table:style-name="Tableau2.E1" office:value-type="string">
              <text:h text:style-name="_5f_Tableau_5f_Centré_5f_Gras" text:outline-level="1"><text:span text:style-name="_5f_Caractères"><text:span text:style-name="T12">1</text:span></text:span><text:span text:style-name="T12">,3</text:span></text:h>
            </table:table-cell>
          </table:table-row>
          <table:table-row table:style-name="Tableau2.1">
            <table:table-cell table:style-name="Tableau2.A2" office:value-type="string">
              <text:h text:style-name="_5f_Tableau_5f_Centré_5f_Gras" text:outline-level="1"/>
            </table:table-cell>
            <table:table-cell table:style-name="Tableau2.B2" office:value-type="string">
              <text:h text:style-name="_5f_Tableau_5f_Centré" text:outline-level="1"/>
            </table:table-cell>
            <table:table-cell table:style-name="Tableau2.C2" office:value-type="string">
              <text:h text:style-name="_5f_Tableau_5f_Centré" text:outline-level="1"/>
            </table:table-cell>
            <table:table-cell table:style-name="Tableau2.D2" office:value-type="string">
              <text:h text:style-name="_5f_Tableau_5f_Centré" text:outline-level="1"><text:span text:style-name="_5f_Caractères">1</text:span>,1</text:h>
            </table:table-cell>
            <table:table-cell table:style-name="Tableau2.E2" office:value-type="string">
              <text:h text:style-name="_5f_Tableau_5f_Centré" text:outline-level="1"><text:span text:style-name="_5f_Caractères">0</text:span>,8</text:h>
            </table:table-cell>
          </table:table-row>
          <table:table-row table:style-name="Tableau2.1">
            <table:table-cell table:style-name="Tableau2.A3" office:value-type="string">
              <text:h text:style-name="_5f_Tableau_5f_Centré_5f_Gras" text:outline-level="1"/>
            </table:table-cell>
            <table:table-cell table:style-name="Tableau2.D2" office:value-type="string">
              <text:h text:style-name="_5f_Tableau_5f_Centré" text:outline-level="1"><text:span text:style-name="_5f_Caractères">0</text:span>,9</text:h>
            </table:table-cell>
            <table:table-cell table:style-name="Tableau2.D2" office:value-type="string">
              <text:h text:style-name="_5f_Tableau_5f_Centré" text:outline-level="1"><text:span text:style-name="_5f_Caractères">0</text:span>,6</text:h>
            </table:table-cell>
            <table:table-cell table:style-name="Tableau2.D3" office:value-type="string">
              <text:h text:style-name="_5f_Tableau_5f_Centré" text:outline-level="1"/>
            </table:table-cell>
            <table:table-cell table:style-name="Tableau2.E3" office:value-type="string">
              <text:h text:style-name="_5f_Tableau_5f_Centré" text:outline-level="1"/>
            </table:table-cell>
          </table:table-row>
          <table:table-row table:style-name="Tableau2.1">
            <table:table-cell table:style-name="Tableau2.A4" office:value-type="string">
              <text:h text:style-name="_5f_Tableau_5f_Centré_5f_Gras" text:outline-level="1"/>
            </table:table-cell>
            <table:table-cell table:style-name="Tableau2.D2" office:value-type="string">
              <text:h text:style-name="_5f_Tableau_5f_Centré" text:outline-level="1"><text:span text:style-name="_5f_Caractères">0</text:span>,4</text:h>
            </table:table-cell>
            <table:table-cell table:style-name="Tableau2.C4" office:value-type="string">
              <text:h text:style-name="_5f_Tableau_5f_Centré" text:outline-level="1"/>
            </table:table-cell>
            <table:table-cell table:style-name="Tableau2.D2" office:value-type="string">
              <text:h text:style-name="_5f_Tableau_5f_Centré" text:outline-level="1"><text:span text:style-name="_5f_Caractères">1</text:span>,4</text:h>
            </table:table-cell>
            <table:table-cell table:style-name="Tableau2.E2" office:value-type="string">
              <text:h text:style-name="_5f_Tableau_5f_Centré" text:outline-level="1"><text:span text:style-name="_5f_Caractères">0</text:span>,1</text:h>
            </table:table-cell>
          </table:table-row>
        </table:table>
      </text:section>
      <text:list text:continue-list="list131625307702295" text:style-name="_5f_Numérotation_20_des_20_exercices">
        <text:list-item>
          <text:h text:style-name="P47" text:outline-level="1"><text:span text:style-name="_5f_Caractères">Calcule mentalement.</text:span></text:h>
        </text:list-item>
      </text:list>
      <text:section text:style-name="Sect2" text:name="Section15">
        <text:list text:continue-numbering="true" text:style-name="_5f_Numérotation_20_des_20_exercices">
          <text:list-item>
            <text:list>
              <text:list-item>
                <text:p text:style-name="P43"><text:span text:style-name="_5f_Caractères"><text:span text:style-name="T9">0,2 × 0,5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7 × 0,08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9 × 0,04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4 × 2,5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41 × 3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85 × 0,2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3 × 12,2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1,21 × 0,4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0,47 × 0,02 = </text:span></text:span><text:span text:style-name="_5f_pointillés_20_gris"><text:span text:style-name="T9"><text:tab/></text:span></text:span></text:p>
              </text:list-item>
              <text:list-item>
                <text:p text:style-name="P43"><text:span text:style-name="_5f_Caractères"><text:span text:style-name="T9">11,1 × 0,05 = </text:span></text:span><text:span text:style-name="_5f_pointillés_20_gris"><text:span text:style-name="T9"><text:tab/>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7" text:outline-level="1"><text:span text:style-name="_5f_Caractères">Complète les pointillés.</text:span></text:h>
        </text:list-item>
      </text:list>
      <text:section text:style-name="Sect2" text:name="Section2">
        <text:list text:continue-numbering="true" text:style-name="_5f_Numérotation_20_des_20_exercices">
          <text:list-item>
            <text:list>
              <text:list-item>
                <text:p text:style-name="P43"><text:span text:style-name="_5f_Caractères">21,3 ÷ </text:span><text:span text:style-name="_5f_pointillés_20_gris">…... </text:span><text:span text:style-name="_5f_Caractères">= 7,1</text:span></text:p>
              </text:list-item>
              <text:list-item>
                <text:p text:style-name="P43"><text:span text:style-name="_5f_Caractères">2,12 ÷ </text:span><text:span text:style-name="_5f_pointillés_20_gris">…... </text:span><text:span text:style-name="_5f_Caractères">= 1,06</text:span></text:p>
              </text:list-item>
              <text:list-item>
                <text:p text:style-name="P43"><text:span text:style-name="_5f_pointillés_20_gris">….. </text:span><text:span text:style-name="_5f_pointillés_20_gris"><text:span text:style-name="T14">÷</text:span></text:span><text:span text:style-name="_5f_Caractères"><text:span text:style-name="T14"> </text:span></text:span><text:span text:style-name="_5f_Caractères">4 = 2,2</text:span></text:p>
              </text:list-item>
              <text:list-item>
                <text:p text:style-name="P43"><text:span text:style-name="_5f_pointillés_20_gris"><text:span text:style-name="T9">..... </text:span></text:span><text:span text:style-name="_5f_pointillés_20_gris"><text:span text:style-name="T15">÷</text:span></text:span><text:span text:style-name="_5f_Caractères"><text:span text:style-name="T15"> </text:span></text:span><text:span text:style-name="_5f_Caractères"><text:span text:style-name="T9">5 = 4,08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7" text:outline-level="1"><text:span text:style-name="_5f_Caractères">Place la virgule dans le nombre écrit en carac­tères gras pour que l'égalité soit vraie (en ajoutant éventuellement un ou </text:span><text:span text:style-name="_5f_Caractères"><text:span text:style-name="T16">plusieurs</text:span></text:span><text:span text:style-name="_5f_Caractères"> zéros).</text:span></text:h>
        </text:list-item>
      </text:list>
      <text:section text:style-name="Sect4" text:name="Section3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12,7 </text:span><text:span text:style-name="_5f_Caractères"><text:span text:style-name="T9">×</text:span></text:span><text:span text:style-name="_5f_Caractères"> 2,4 </text:span><text:span text:style-name="_5f_Caractères"><text:span text:style-name="T9">= </text:span></text:span><text:span text:style-name="_5f_Caractères"><text:span text:style-name="T13">3 0 4 8</text:span></text:span></text:p>
              </text:list-item>
              <text:list-item>
                <text:p text:style-name="P44"><text:span text:style-name="_5f_Caractères">0,14 </text:span><text:span text:style-name="_5f_Caractères"><text:span text:style-name="T9">×</text:span></text:span><text:span text:style-name="_5f_Caractères"> 5,9 </text:span><text:span text:style-name="_5f_Caractères"><text:span text:style-name="T9">= </text:span></text:span><text:span text:style-name="_5f_Caractères"><text:span text:style-name="T10">8 2 6</text:span></text:span></text:p>
              </text:list-item>
              <text:list-item>
                <text:p text:style-name="P44"><text:span text:style-name="_5f_Caractères"><text:span text:style-name="T9">25,4 × 1,05 = </text:span></text:span><text:span text:style-name="_5f_Caractères"><text:span text:style-name="T10">2 6 6 7</text:span></text:span></text:p>
              </text:list-item>
              <text:list-item>
                <text:p text:style-name="P44"><text:span text:style-name="_5f_Caractères"><text:span text:style-name="T11">0,47 × </text:span></text:span><text:span text:style-name="_5f_Caractères"><text:span text:style-name="T10">6 1</text:span></text:span><text:span text:style-name="_5f_Caractères"><text:span text:style-name="T11"> = 2,867</text:span></text:span></text:p>
              </text:list-item>
              <text:list-item>
                <text:p text:style-name="P44"><text:span text:style-name="_5f_Caractères"><text:span text:style-name="T9">0,07 × 573,2 = </text:span></text:span><text:span text:style-name="_5f_Caractères"><text:span text:style-name="T10">4 0 1 2 4</text:span></text:span></text:p>
              </text:list-item>
              <text:list-item>
                <text:p text:style-name="P43"><text:span text:style-name="_5f_Caractères">6,42 </text:span><text:span text:style-name="_5f_Caractères"><text:span text:style-name="T9">×</text:span></text:span><text:span text:style-name="_5f_Caractères"> </text:span><text:span text:style-name="_5f_Caractères"><text:span text:style-name="T13">8 7 4</text:span></text:span><text:span text:style-name="_5f_Caractères"> </text:span><text:span text:style-name="_5f_Caractères"><text:span text:style-name="T9">= 561,108</text:span></text:span></text:p>
              </text:list-item>
              <text:list-item>
                <text:p text:style-name="P43"><text:span text:style-name="_5f_Caractères"><text:span text:style-name="T13">6 5 2</text:span></text:span><text:span text:style-name="_5f_Caractères"> </text:span><text:span text:style-name="_5f_Caractères"><text:span text:style-name="T9">×</text:span></text:span><text:span text:style-name="_5f_Caractères"> 0,512 </text:span><text:span text:style-name="_5f_Caractères"><text:span text:style-name="T9">= 3,338 24</text:span></text:span></text:p>
              </text:list-item>
              <text:list-item>
                <text:p text:style-name="P43"><text:span text:style-name="_5f_Caractères"><text:span text:style-name="T9">2,7 × </text:span></text:span><text:span text:style-name="_5f_Caractères"><text:span text:style-name="T10">5 4 5</text:span></text:span><text:span text:style-name="_5f_Caractères"><text:span text:style-name="T9"> = 14,715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7" text:outline-level="1"><text:span text:style-name="_5f_Caractères_5f_gras"><text:span text:style-name="T12">Complète par le signe opératoire qui convient.</text:span></text:span></text:h>
        </text:list-item>
      </text:list>
      <text:section text:style-name="Sect5" text:name="Section14">
        <text:p text:style-name="_5f_Paragraphe_5f_Réponse_5f_Elève"><text:span text:style-name="_5f_Caractères">0,7 </text:span><text:span text:style-name="_5f_pointillés_20_gris">... </text:span><text:span text:style-name="_5f_Caractères">100 = 70</text:span></text:p>
        <text:p text:style-name="_5f_Paragraphe_5f_Réponse_5f_Elève"><text:span text:style-name="_5f_Caractères">0,34 </text:span><text:span text:style-name="_5f_pointillés_20_gris">... </text:span><text:span text:style-name="_5f_Caractères">10 = 0,034</text:span></text:p>
        <text:p text:style-name="_5f_Paragraphe_5f_Réponse_5f_Elève"><text:span text:style-name="_5f_Caractères">74 </text:span><text:span text:style-name="_5f_pointillés_20_gris">... </text:span><text:span text:style-name="_5f_Caractères">100 = 0,74</text:span></text:p>
        <text:p text:style-name="_5f_Paragraphe_5f_Réponse_5f_Elève"><text:span text:style-name="_5f_Caractères">310 </text:span><text:span text:style-name="_5f_pointillés_20_gris">... </text:span><text:span text:style-name="_5f_Caractères">10 = 31</text:span></text:p>
        <text:p text:style-name="_5f_Paragraphe_5f_Réponse_5f_Elève"><text:span text:style-name="_5f_Caractères">4 </text:span><text:span text:style-name="_5f_pointillés_20_gris">... </text:span><text:span text:style-name="_5f_Caractères">0,1 = 0,4</text:span></text:p>
        <text:p text:style-name="_5f_Paragraphe_5f_Réponse_5f_Elève"><text:span text:style-name="_5f_Caractères">90 000 … 10 = 9 000</text:span></text:p>
        <text:p text:style-name="_5f_Paragraphe_5f_Réponse_5f_Elève"><text:span text:style-name="_5f_Caractères">2 100 </text:span><text:span text:style-name="_5f_pointillés_20_gris">... </text:span><text:span text:style-name="_5f_Caractères">100 = 2 000</text:span></text:p>
        <text:p text:style-name="_5f_Paragraphe_5f_Réponse_5f_Elève"><text:span text:style-name="_5f_Caractères">53 000 </text:span><text:span text:style-name="_5f_pointillés_20_gris">... </text:span><text:span text:style-name="_5f_Caractères">100 = 530</text:span></text:p>
        <text:p text:style-name="_5f_Paragraphe_5f_Réponse_5f_Elève"><text:span text:style-name="_5f_Caractères">5 </text:span><text:span text:style-name="_5f_pointillés_20_gris">... </text:span><text:span text:style-name="_5f_Caractères">0,01 =  0,05</text:span></text:p>
        <text:p text:style-name="_5f_Paragraphe_5f_Réponse_5f_Elève"><text:span text:style-name="_5f_Caractères"><text:span text:style-name="T9">100 </text:span></text:span><text:span text:style-name="_5f_pointillés_20_gris"><text:span text:style-name="T9">... </text:span></text:span><text:span text:style-name="_5f_Caractères"><text:span text:style-name="T9">1,4 = 140</text:span></text:span></text:p>
      </text:section>
      <text:list text:continue-numbering="true" text:style-name="_5f_Numérotation_20_des_20_exercices">
        <text:list-item>
          <text:h text:style-name="P47" text:outline-level="1"><text:span text:style-name="_5f_Caractères">Calcule mentalement.</text:span></text:h>
        </text:list-item>
      </text:list>
      <text:section text:style-name="Sect2" text:name="Section17">
        <text:p text:style-name="_5f_Paragraphe_5f_Réponse_5f_Elève"><text:span text:style-name="_5f_Caractères">8,4  ÷  2 = </text:span><text:span text:style-name="_5f_pointillés_20_gris"><text:tab/></text:span></text:p>
        <text:p text:style-name="_5f_Paragraphe_5f_Réponse_5f_Elève"><text:span text:style-name="_5f_Caractères">20,8 ÷ 4 = </text:span><text:span text:style-name="_5f_pointillés_20_gris"><text:tab/></text:span></text:p>
        <text:p text:style-name="_5f_Paragraphe_5f_Réponse_5f_Elève"><text:span text:style-name="_5f_Caractères">8,8 ÷ 8 = </text:span><text:span text:style-name="_5f_pointillés_20_gris"><text:tab/></text:span></text:p>
        <text:p text:style-name="_5f_Paragraphe_5f_Réponse_5f_Elève"><text:span text:style-name="_5f_Caractères">7,7 ÷ 11 = </text:span><text:span text:style-name="_5f_pointillés_20_gris"><text:tab/></text:span></text:p>
        <text:p text:style-name="_5f_Paragraphe_5f_Réponse_5f_Elève"><text:span text:style-name="_5f_Caractères">18,6 ÷ 3 = </text:span><text:span text:style-name="_5f_pointillés_20_gris"><text:tab/></text:span></text:p>
        <text:p text:style-name="_5f_Paragraphe_5f_Réponse_5f_Elève"><text:span text:style-name="_5f_Caractères">48,6 ÷ 6 = </text:span><text:span text:style-name="_5f_pointillés_20_gris"><text:tab/></text:span></text:p>
      </text:section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Calcul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Calcul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2:14:47.357785545</meta:creation-date>
    <meta:editing-duration>PT5H49M59S</meta:editing-duration>
    <meta:editing-cycles>35</meta:editing-cycles>
    <meta:generator>LibreOffice/7.6.1.2$Linux_X86_64 LibreOffice_project/f5defcebd022c5bc36bbb79be232cb6926d8f674</meta:generator>
    <dc:date>2024-04-26T13:16:23.479252348</dc:date>
    <meta:print-date>2024-03-03T12:23:42.690931049</meta:print-date>
    <meta:printed-by>PDF files</meta:printed-by>
    <meta:document-statistic meta:table-count="2" meta:image-count="0" meta:object-count="0" meta:page-count="1" meta:paragraph-count="163" meta:word-count="557" meta:character-count="2469" meta:non-whitespace-character-count="1957"/>
    <meta:template xlink:type="simple" xlink:actuate="onRequest" xlink:title="Modele_Cahier" xlink:href="../../../../../../Modele_Cahier.ott" meta:date="2024-03-02T09:46:07.205140257"/>
  </office:meta>
</office:document-meta>
</file>